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9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Poppins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yui_3_17_2_1_1698069288444_553"/>Solicitar una frase desde teclado, almacenar cada palabra en un array y mostrar los siguientes datos:</text:p>
      <text:p text:style-name="P2"><text:bookmark text:name="yui_3_17_2_1_1698069288444_557"/>La primera palabra de la frase.</text:p>
      <text:p text:style-name="P2">La última palabra de la frase.</text:p>
      <text:p text:style-name="P2"><text:bookmark text:name="yui_3_17_2_1_1698069288444_558"/>El número de palabras de la frase.</text:p>
      <text:p text:style-name="P3">NOTA: utilizar trim() y split(" "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23T15:55:54.791603637</dc:date>
    <meta:editing-duration>PT3M24S</meta:editing-duration>
    <meta:editing-cycles>10</meta:editing-cycles>
    <meta:generator>LibreOffice/7.4.7.2$Linux_X86_64 LibreOffice_project/40$Build-2</meta:generator>
    <meta:document-statistic meta:table-count="0" meta:image-count="0" meta:object-count="0" meta:page-count="1" meta:paragraph-count="5" meta:word-count="41" meta:character-count="230" meta:non-whitespace-character-count="194"/>
  </office:meta>
</office:document-meta>
</file>